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1.80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11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12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15" style:family="graphic" style:parent-style-name="standard">
      <style:graphic-properties draw:stroke="none" svg:stroke-color="#000000" draw:marker-end="Arrowheads_20_3" draw:fill="none" draw:fill-color="#ffffff" fo:min-height="1.27cm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17" style:family="graphic" style:parent-style-name="objectwithoutfill">
      <style:graphic-properties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1" style:family="graphic" style:parent-style-name="objectwithoutfill">
      <style:graphic-properties draw:marker-end="Arrowheads_20_2" draw:fill="none" draw:textarea-vertical-align="middle"/>
    </style:style>
    <style:style style:name="gr22" style:family="graphic" style:parent-style-name="objectwithoutfill">
      <style:graphic-properties draw:stroke="solid" draw:stroke-dash="Ultrafine_20_Dashed" draw:marker-end="Arrowheads_20_2" draw:fill="none" draw:textarea-vertical-align="middle"/>
    </style:style>
    <style:style style:name="gr23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1.778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0.635cm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016cm"/>
    </style:style>
    <style:style style:name="gr30" style:family="graphic" style:parent-style-name="standard">
      <style:graphic-properties draw:stroke="none" svg:stroke-color="#000000" draw:fill="none" draw:fill-color="#ffffff" fo:min-height="1.27cm"/>
    </style:style>
    <style:style style:name="gr31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2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4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5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36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38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2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3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objectwithoutfill">
      <style:graphic-properties draw:stroke="dash" draw:stroke-dash="Ultrafine_20_Dashed" draw:marker-end="" draw:fill="none" draw:textarea-vertical-align="middle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3" style:family="graphic" style:parent-style-name="objectwithoutfill">
      <style:graphic-properties draw:stroke="solid" draw:stroke-dash="Ultrafine_20_Dashed" draw:marker-end="" draw:marker-end-width="0.3cm" draw:fill="none" draw:textarea-vertical-align="middle"/>
    </style:style>
    <style:style style:name="gr54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794cm" svg:x="2.269cm" svg:y="20.2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69cm" svg:y="16.4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69cm" svg:y="12.53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5.588cm" svg:height="2.794cm" svg:x="2.27cm" svg:y="4.241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5.588cm" svg:height="0.889cm" svg:x="2.27cm" svg:y="1.889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3.429cm" svg:height="2.932cm" svg:x="2.832cm" svg:y="4.185cm">
          <draw:text-box>
            <text:p><text:span text:style-name="T1">Global Variables:</text:span></text:p>
            <text:p><text:span text:style-name="T2"/></text:p>
            <text:p><text:span text:style-name="T3">String <text:s text:c="4"/>Variable</text:span></text:p>
            <text:p><text:span text:style-name="T3">Number Variable</text:span></text:p>
            <text:p><text:span text:style-name="T3">Object <text:s text:c="2"/>Variable</text:span></text:p>
            <text:p/>
          </draw:text-box>
        </draw:frame>
        <draw:frame draw:style-name="gr4" draw:text-style-name="P2" draw:layer="layout" svg:width="4.637cm" svg:height="1.433cm" svg:x="2.794cm" svg:y="13.083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4">Method: function</text:span></text:p>
          </draw:text-box>
        </draw:frame>
        <draw:frame draw:style-name="gr5" draw:text-style-name="P2" draw:layer="layout" svg:width="4.826cm" svg:height="2.059cm" svg:x="2.759cm" svg:y="16.833cm">
          <draw:text-box>
            <text:p text:style-name="P1"><text:span text:style-name="T1">Obj: usrInfo</text:span></text:p>
            <text:p text:style-name="P1"><text:span text:style-name="T4"/></text:p>
            <text:p text:style-name="P1"><text:span text:style-name="T4">Method: procedure</text:span></text:p>
          </draw:text-box>
        </draw:frame>
        <draw:line draw:style-name="gr6" draw:text-style-name="P1" draw:layer="layout" svg:x1="5.191cm" svg:y1="15.325cm" svg:x2="5.191cm" svg:y2="16.468cm">
          <text:p/>
        </draw:line>
        <draw:frame draw:style-name="gr5" draw:text-style-name="P3" draw:layer="layout" svg:width="4.826cm" svg:height="2.059cm" svg:x="2.759cm" svg:y="20.734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4">Copy Obj.</text:span></text:p>
            <text:p><text:span text:style-name="T4"/></text:p>
          </draw:text-box>
        </draw:frame>
        <draw:line draw:style-name="gr6" draw:text-style-name="P1" draw:layer="layout" svg:x1="5.191cm" svg:y1="19.262cm" svg:x2="5.191cm" svg:y2="20.278cm">
          <text:p/>
        </draw:line>
        <draw:line draw:style-name="gr7" draw:text-style-name="P1" draw:layer="layout" svg:x1="7.858cm" svg:y1="9.509cm" svg:x2="8.874cm" svg:y2="9.509cm">
          <text:p/>
        </draw:line>
        <draw:line draw:style-name="gr7" draw:text-style-name="P1" draw:layer="layout" svg:x1="7.858cm" svg:y1="17.808cm" svg:x2="8.874cm" svg:y2="17.808cm">
          <text:p/>
        </draw:line>
        <draw:line draw:style-name="gr7" draw:text-style-name="P1" draw:layer="layout" svg:x1="7.858cm" svg:y1="21.507cm" svg:x2="8.874cm" svg:y2="21.507cm">
          <text:p/>
        </draw:line>
        <draw:line draw:style-name="gr8" draw:text-style-name="P1" draw:layer="layout" svg:x1="8.868cm" svg:y1="9.509cm" svg:x2="8.868cm" svg:y2="25.511cm">
          <text:p/>
        </draw:line>
        <draw:frame draw:style-name="gr9" draw:text-style-name="P4" draw:layer="layout" svg:width="5.62cm" svg:height="3.298cm" svg:x="14.97cm" svg:y="1.127cm">
          <draw:text-box>
            <text:p><text:span text:style-name="T5">Name: Andrei Birsan</text:span></text:p>
            <text:p><text:span text:style-name="T5">Class: SDI1</text:span></text:p>
            <text:p><text:span text:style-name="T5">Project Name: “Digi-Dossier ”</text:span></text:p>
          </draw:text-box>
        </draw:frame>
        <draw:custom-shape draw:style-name="gr1" draw:text-style-name="P1" draw:layer="layout" svg:width="3.429cm" svg:height="3.429cm" svg:x="10.484cm" svg:y="3.6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" draw:layer="layout" svg:x1="7.858cm" svg:y1="5.397cm" svg:x2="10.398cm" svg:y2="5.397cm">
          <text:p/>
        </draw:line>
        <draw:frame draw:style-name="gr10" draw:text-style-name="P3" draw:layer="layout" svg:width="2.54cm" svg:height="1.016cm" svg:x="11.092cm" svg:y="5.075cm">
          <draw:text-box>
            <text:p><text:span text:style-name="T1">Conditional</text:span></text:p>
          </draw:text-box>
        </draw:frame>
        <draw:line draw:style-name="gr6" draw:text-style-name="P1" draw:layer="layout" svg:x1="13.886cm" svg:y1="5.379cm" svg:x2="15.156cm" svg:y2="5.379cm">
          <text:p/>
        </draw:line>
        <draw:line draw:style-name="gr6" draw:text-style-name="P1" draw:layer="layout" svg:x1="12.203cm" svg:y1="7.096cm" svg:x2="12.203cm" svg:y2="8.366cm">
          <text:p/>
        </draw:line>
        <draw:frame draw:style-name="gr11" draw:text-style-name="P5" draw:layer="layout" svg:width="1.651cm" svg:height="0.645cm" svg:x="13.827cm" svg:y="4.556cm">
          <draw:text-box>
            <text:p><text:span text:style-name="T2">true</text:span></text:p>
          </draw:text-box>
        </draw:frame>
        <draw:frame draw:style-name="gr11" draw:text-style-name="P5" draw:layer="layout" svg:width="1.27cm" svg:height="0.645cm" svg:x="12.43cm" svg:y="7.096cm">
          <draw:text-box>
            <text:p><text:span text:style-name="T2">false</text:span></text:p>
          </draw:text-box>
        </draw:frame>
        <draw:custom-shape draw:style-name="gr1" draw:text-style-name="P1" draw:layer="layout" svg:width="3.429cm" svg:height="3.429cm" svg:x="15.183cm" svg:y="3.69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0" draw:text-style-name="P2" draw:layer="layout" svg:width="2.54cm" svg:height="1.039cm" svg:x="15.592cm" svg:y="4.875cm">
          <draw:text-box>
            <text:p text:style-name="P1"><text:span text:style-name="T1">Nested</text:span></text:p>
            <text:p text:style-name="P1"><text:span text:style-name="T1">Conditional</text:span></text:p>
          </draw:text-box>
        </draw:frame>
        <draw:line draw:style-name="gr7" draw:text-style-name="P1" draw:layer="layout" svg:x1="18.585cm" svg:y1="5.395cm" svg:x2="19.288cm" svg:y2="5.395cm">
          <text:p/>
        </draw:line>
        <draw:line draw:style-name="gr6" draw:text-style-name="P1" draw:layer="layout" svg:x1="16.853cm" svg:y1="7.095cm" svg:x2="16.853cm" svg:y2="8.365cm">
          <text:p/>
        </draw:line>
        <draw:frame draw:style-name="gr11" draw:text-style-name="P5" draw:layer="layout" svg:width="1.27cm" svg:height="0.645cm" svg:x="17.03cm" svg:y="7.097cm">
          <draw:text-box>
            <text:p><text:span text:style-name="T2">false</text:span></text:p>
          </draw:text-box>
        </draw:frame>
        <draw:frame draw:style-name="gr11" draw:text-style-name="P5" draw:layer="layout" svg:width="1.651cm" svg:height="0.645cm" svg:x="18.428cm" svg:y="4.557cm">
          <draw:text-box>
            <text:p><text:span text:style-name="T2">true</text:span></text:p>
          </draw:text-box>
        </draw:frame>
        <draw:line draw:style-name="gr6" draw:text-style-name="P1" draw:layer="layout" svg:x1="5.141cm" svg:y1="2.825cm" svg:x2="5.141cm" svg:y2="4.175cm">
          <text:p/>
        </draw:line>
        <draw:custom-shape draw:style-name="gr1" draw:text-style-name="P1" xml:id="id4" draw:id="id4" draw:layer="layout" svg:width="5.715cm" svg:height="3.818cm" svg:x="2.17cm" svg:y="7.8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12" draw:text-style-name="P3" draw:layer="layout" svg:width="4.445cm" svg:height="3.044cm" svg:x="3.286cm" svg:y="8.622cm">
          <draw:text-box>
            <text:p><text:span text:style-name="T1">Obj: userInfo</text:span></text:p>
            <text:p><text:span text:style-name="T1"/></text:p>
            <text:p><text:span text:style-name="T4">Property: Array</text:span></text:p>
            <text:p><text:span text:style-name="T4">Property: String</text:span></text:p>
            <text:p><text:span text:style-name="T4">Property: Boolean</text:span></text:p>
            <text:p><text:span text:style-name="T4">Property: Number</text:span></text:p>
            <text:p><text:span text:style-name="T4">Property: Object</text:span></text:p>
          </draw:text-box>
        </draw:frame>
        <draw:line draw:style-name="gr13" draw:text-style-name="P1" draw:layer="layout" svg:x1="19.262cm" svg:y1="5.372cm" svg:x2="19.31cm" svg:y2="13.7cm">
          <text:p/>
        </draw:line>
        <draw:custom-shape draw:style-name="gr1" draw:text-style-name="P1" draw:layer="layout" svg:width="3.302cm" svg:height="1.397cm" svg:x="15.224cm" svg:y="8.36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2" draw:id="id2" draw:layer="layout" svg:width="2.667cm" svg:height="2.667cm" svg:x="15.533cm" svg:y="10.4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3" draw:layer="layout" svg:width="2.213cm" svg:height="0.916cm" svg:x="16.219cm" svg:y="8.786cm">
          <draw:text-box>
            <text:p><text:span text:style-name="T1">Output</text:span></text:p>
          </draw:text-box>
        </draw:frame>
        <draw:frame draw:style-name="gr15" draw:text-style-name="P3" draw:layer="layout" svg:width="2.032cm" svg:height="1.52cm" svg:x="16.242cm" svg:y="11.5cm">
          <draw:text-box>
            <text:p><text:span text:style-name="T1">Back</text:span></text:p>
          </draw:text-box>
        </draw:frame>
        <draw:line draw:style-name="gr6" draw:text-style-name="P1" draw:layer="layout" svg:x1="16.903cm" svg:y1="9.763cm" svg:x2="16.903cm" svg:y2="10.525cm">
          <text:p/>
        </draw:line>
        <draw:custom-shape draw:style-name="gr1" draw:text-style-name="P1" xml:id="id1" draw:id="id1" draw:layer="layout" svg:width="3.302cm" svg:height="1.397cm" svg:x="10.523cm" svg:y="8.36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4" draw:text-style-name="P3" draw:layer="layout" svg:width="2.213cm" svg:height="0.916cm" svg:x="11.518cm" svg:y="8.785cm">
          <draw:text-box>
            <text:p><text:span text:style-name="T1">Output</text:span></text:p>
          </draw:text-box>
        </draw:frame>
        <draw:connector draw:style-name="gr6" draw:text-style-name="P1" draw:layer="layout" draw:type="curve" svg:x1="12.174cm" svg:y1="9.762cm" svg:x2="15.533cm" svg:y2="11.805cm" draw:start-shape="id1" draw:start-glue-point="6" draw:end-shape="id2" draw:end-glue-point="6" svg:d="m12174 9762c0 1362 1119 2043 3359 2043">
          <text:p/>
        </draw:connector>
        <draw:custom-shape draw:style-name="gr1" draw:text-style-name="P1" draw:layer="layout" svg:width="4.445cm" svg:height="1.524cm" svg:x="16.126cm" svg:y="16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3" draw:layer="layout" svg:width="3.683cm" svg:height="1.266cm" svg:x="17.207cm" svg:y="16.682cm">
          <draw:text-box>
            <text:p><text:span text:style-name="T1">While Loop</text:span></text:p>
          </draw:text-box>
        </draw:frame>
        <draw:line draw:style-name="gr13" draw:text-style-name="P1" draw:layer="layout" svg:x1="19.288cm" svg:y1="13.7cm" svg:x2="18.653cm" svg:y2="13.7cm">
          <text:p/>
        </draw:line>
        <draw:line draw:style-name="gr17" draw:text-style-name="P1" draw:layer="layout" svg:x1="18.675cm" svg:y1="13.687cm" svg:x2="18.675cm" svg:y2="16.227cm">
          <text:p/>
        </draw:line>
        <draw:frame draw:style-name="gr18" draw:text-style-name="P7" draw:layer="layout" svg:width="4.477cm" svg:height="0.885cm" svg:x="16.413cm" svg:y="0.265cm">
          <draw:text-box>
            <text:p text:style-name="P6"><text:span text:style-name="T6">Page 1</text:span></text:p>
          </draw:text-box>
        </draw:frame>
        <draw:line draw:style-name="gr6" draw:text-style-name="P1" draw:layer="layout" svg:x1="16.155cm" svg:y1="17.002cm" svg:x2="14.631cm" svg:y2="17.002cm">
          <text:p/>
        </draw:line>
        <draw:custom-shape draw:style-name="gr1" draw:text-style-name="P1" draw:layer="layout" svg:width="3.556cm" svg:height="1.524cm" svg:x="11.033cm" svg:y="16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3" draw:layer="layout" svg:width="3.429cm" svg:height="1.647cm" svg:x="12.211cm" svg:y="16.613cm">
          <draw:text-box>
            <text:p><text:span text:style-name="T1">Math</text:span></text:p>
          </draw:text-box>
        </draw:frame>
        <draw:frame draw:style-name="gr18" draw:text-style-name="P5" draw:layer="layout" svg:width="1.27cm" svg:height="0.885cm" svg:x="14.843cm" svg:y="16.332cm">
          <draw:text-box>
            <text:p><text:span text:style-name="T2">true</text:span></text:p>
          </draw:text-box>
        </draw:frame>
        <draw:line draw:style-name="gr6" draw:text-style-name="P1" draw:layer="layout" svg:x1="18.372cm" svg:y1="17.764cm" svg:x2="18.372cm" svg:y2="18.907cm">
          <text:p/>
        </draw:line>
        <draw:frame draw:style-name="gr20" draw:text-style-name="P5" draw:layer="layout" svg:width="1.81cm" svg:height="0.758cm" svg:x="18.48cm" svg:y="18.045cm">
          <draw:text-box>
            <text:p><text:span text:style-name="T2">false</text:span></text:p>
          </draw:text-box>
        </draw:frame>
        <draw:custom-shape draw:style-name="gr1" draw:text-style-name="P1" xml:id="id3" draw:id="id3" draw:layer="layout" svg:width="3.302cm" svg:height="1.651cm" svg:x="16.748cm" svg:y="18.91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9" draw:text-style-name="P3" draw:layer="layout" svg:width="2.286cm" svg:height="1.647cm" svg:x="17.637cm" svg:y="19.292cm">
          <draw:text-box>
            <text:p><text:span text:style-name="T1">Output</text:span></text:p>
          </draw:text-box>
        </draw:frame>
        <draw:connector draw:style-name="gr6" draw:text-style-name="P1" draw:layer="layout" draw:line-skew="0.387cm" svg:x1="20.05cm" svg:y1="19.737cm" svg:x2="18.2cm" svg:y2="11.805cm" draw:start-shape="id3" draw:start-glue-point="7" draw:end-shape="id2" draw:end-glue-point="10" svg:d="m20050 19737h889v-7932h-2739">
          <text:p/>
        </draw:connector>
        <draw:custom-shape draw:style-name="gr1" draw:text-style-name="P1" draw:layer="layout" svg:width="3.302cm" svg:height="1.651cm" svg:x="11.16cm" svg:y="13.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19" draw:text-style-name="P3" draw:layer="layout" svg:width="2.286cm" svg:height="1.647cm" svg:x="11.995cm" svg:y="14.16cm">
          <draw:text-box>
            <text:p><text:span text:style-name="T1">Output</text:span></text:p>
          </draw:text-box>
        </draw:frame>
        <draw:line draw:style-name="gr7" draw:text-style-name="P1" draw:layer="layout" svg:x1="7.857cm" svg:y1="13.907cm" svg:x2="8.873cm" svg:y2="13.907cm">
          <text:p/>
        </draw:line>
        <draw:frame draw:style-name="gr11" draw:text-style-name="P8" draw:layer="layout" svg:width="4.953cm" svg:height="0.725cm" svg:x="7.477cm" svg:y="25.802cm">
          <draw:text-box>
            <text:p><text:span text:style-name="T7">See next page</text:span></text:p>
          </draw:text-box>
        </draw:frame>
        <draw:line draw:style-name="gr6" draw:text-style-name="P1" draw:layer="layout" svg:x1="5.141cm" svg:y1="11.668cm" svg:x2="5.141cm" svg:y2="12.568cm">
          <text:p/>
        </draw:line>
        <draw:line draw:style-name="gr6" draw:text-style-name="P1" draw:layer="layout" svg:x1="12.811cm" svg:y1="16.113cm" svg:x2="12.811cm" svg:y2="15.351cm">
          <text:p/>
        </draw:line>
        <draw:line draw:style-name="gr21" draw:text-style-name="P1" draw:layer="layout" svg:x1="14.462cm" svg:y1="14.462cm" svg:x2="18.653cm" svg:y2="14.462cm">
          <text:p/>
        </draw:line>
        <draw:connector draw:style-name="gr22" draw:text-style-name="P1" draw:layer="layout" draw:type="curve" draw:line-skew="-0.016cm -1.311cm" svg:x1="16.867cm" svg:y1="13.138cm" svg:x2="5.027cm" svg:y2="7.85cm" draw:start-shape="id2" draw:start-glue-point="8" draw:end-shape="id4" draw:end-glue-point="0" svg:d="m16867 13138c0 727-6469 485-6469-2652s-5371-3387-5371-2636">
          <text:p/>
        </draw:connector>
      </draw:page>
      <draw:page draw:name="page2" draw:style-name="dp1" draw:master-page-name="Default">
        <draw:custom-shape draw:style-name="gr23" draw:text-style-name="P2" draw:layer="layout" svg:width="5.011cm" svg:height="0.889cm" svg:x="2.415cm" svg:y="13.659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983cm" svg:height="1.905cm" svg:x="2.551cm" svg:y="7.113cm">
          <text:p text:style-name="P9"><text:span text:style-name="T8"/></text:p>
          <text:p text:style-name="P1"><text:span text:style-name="T7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5" draw:text-style-name="P2" draw:layer="layout" svg:width="3.175cm" svg:height="2.028cm" svg:x="3.492cm" svg:y="7.729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26" draw:text-style-name="P1" draw:layer="layout" svg:width="5.21cm" svg:height="1.478cm" svg:x="2.124cm" svg:y="9.6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" draw:text-style-name="P3" draw:layer="layout" svg:width="3.048cm" svg:height="1.139cm" svg:x="4.192cm" svg:y="10.007cm">
          <draw:text-box>
            <text:p><text:span text:style-name="T1">Output</text:span></text:p>
          </draw:text-box>
        </draw:frame>
        <draw:custom-shape draw:style-name="gr26" draw:text-style-name="P1" draw:layer="layout" svg:width="5.031cm" svg:height="1.397cm" svg:x="2.503cm" svg:y="11.70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7" draw:text-style-name="P2" draw:layer="layout" svg:width="3.683cm" svg:height="0.885cm" svg:x="3.157cm" svg:y="12.034cm">
          <draw:text-box>
            <text:p text:style-name="P1"><text:span text:style-name="T1">JSON Data</text:span></text:p>
          </draw:text-box>
        </draw:frame>
        <draw:line draw:style-name="gr6" draw:text-style-name="P1" draw:layer="layout" svg:x1="4.913cm" svg:y1="9.009cm" svg:x2="4.913cm" svg:y2="9.644cm">
          <text:p/>
        </draw:line>
        <draw:line draw:style-name="gr6" draw:text-style-name="P1" draw:layer="layout" svg:x1="4.863cm" svg:y1="11.109cm" svg:x2="4.863cm" svg:y2="11.744cm">
          <text:p/>
        </draw:line>
        <draw:line draw:style-name="gr6" draw:text-style-name="P1" draw:layer="layout" svg:x1="4.913cm" svg:y1="13.009cm" svg:x2="4.913cm" svg:y2="13.644cm">
          <text:p/>
        </draw:line>
        <draw:frame draw:style-name="gr18" draw:text-style-name="P7" draw:layer="layout" svg:width="4.477cm" svg:height="0.885cm" svg:x="16.414cm" svg:y="0.266cm">
          <draw:text-box>
            <text:p text:style-name="P6"><text:span text:style-name="T6">Page 2</text:span></text:p>
          </draw:text-box>
        </draw:frame>
        <draw:line draw:style-name="gr28" draw:text-style-name="P1" draw:layer="layout" svg:x1="9.509cm" svg:y1="0cm" svg:x2="9.509cm" svg:y2="15.351cm">
          <text:p/>
        </draw:line>
        <draw:custom-shape draw:style-name="gr26" draw:text-style-name="P1" draw:layer="layout" svg:width="4.445cm" svg:height="1.651cm" svg:x="10.241cm" svg:y="1.643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1" draw:layer="layout" svg:width="4.191cm" svg:height="0.885cm" svg:x="10.695cm" svg:y="2.163cm">
          <draw:text-box>
            <text:p text:style-name="P11"><text:span text:style-name="T9">Method Procedure</text:span></text:p>
          </draw:text-box>
        </draw:frame>
        <draw:line draw:style-name="gr6" draw:text-style-name="P1" draw:layer="layout" svg:x1="12.527cm" svg:y1="3.294cm" svg:x2="12.527cm" svg:y2="4.564cm">
          <text:p/>
        </draw:line>
        <draw:custom-shape draw:style-name="gr26" draw:text-style-name="P1" draw:layer="layout" svg:width="4.699cm" svg:height="1.524cm" svg:x="10.068cm" svg:y="4.61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9" draw:text-style-name="P3" draw:layer="layout" svg:width="3.556cm" svg:height="1.266cm" svg:x="11.749cm" svg:y="5.145cm">
          <draw:text-box>
            <text:p text:style-name="P3"><text:span text:style-name="T1">Output</text:span></text:p>
          </draw:text-box>
        </draw:frame>
        <draw:custom-shape draw:style-name="gr26" draw:text-style-name="P1" draw:layer="layout" svg:width="3.937cm" svg:height="1.651cm" svg:x="16.083cm" svg:y="1.64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5" draw:layer="layout" svg:width="3.683cm" svg:height="1.139cm" svg:x="16.437cm" svg:y="2.224cm">
          <draw:text-box>
            <text:p text:style-name="P5"><text:span text:style-name="T1">String Argumen</text:span><text:span text:style-name="T2">t</text:span></text:p>
          </draw:text-box>
        </draw:frame>
        <draw:line draw:style-name="gr6" draw:text-style-name="P1" draw:layer="layout" svg:x1="16.464cm" svg:y1="2.405cm" svg:x2="14.686cm" svg:y2="2.405cm">
          <text:p/>
        </draw:line>
        <draw:custom-shape draw:style-name="gr26" draw:text-style-name="P1" draw:layer="layout" svg:width="3.302cm" svg:height="3.302cm" svg:x="10.933cm" svg:y="7.09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0" draw:text-style-name="P3" draw:layer="layout" svg:width="2.032cm" svg:height="1.52cm" svg:x="11.968cm" svg:y="8.485cm">
          <draw:text-box>
            <text:p text:style-name="P3"><text:span text:style-name="T1">Back</text:span></text:p>
          </draw:text-box>
        </draw:frame>
        <draw:line draw:style-name="gr6" draw:text-style-name="P1" draw:layer="layout" svg:x1="12.503cm" svg:y1="6.207cm" svg:x2="12.503cm" svg:y2="7.223cm">
          <text:p/>
        </draw:line>
        <draw:line draw:style-name="gr28" draw:text-style-name="P1" draw:layer="layout" svg:x1="9.509cm" svg:y1="11.103cm" svg:x2="20.59cm" svg:y2="11.103cm">
          <text:p/>
        </draw:line>
        <draw:custom-shape draw:style-name="gr26" draw:text-style-name="P1" draw:layer="layout" svg:width="4.445cm" svg:height="1.651cm" svg:x="10.241cm" svg:y="12.054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1" draw:layer="layout" svg:width="4.191cm" svg:height="0.885cm" svg:x="10.695cm" svg:y="12.574cm">
          <draw:text-box>
            <text:p text:style-name="P11"><text:span text:style-name="T9">Method Function</text:span></text:p>
          </draw:text-box>
        </draw:frame>
        <draw:custom-shape draw:style-name="gr26" draw:text-style-name="P1" draw:layer="layout" svg:width="4.507cm" svg:height="1.651cm" svg:x="16.083cm" svg:y="11.64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5" draw:layer="layout" svg:width="3.683cm" svg:height="1.139cm" svg:x="16.437cm" svg:y="12.222cm">
          <draw:text-box>
            <text:p text:style-name="P5"><text:span text:style-name="T1">Number Argumen</text:span><text:span text:style-name="T2">t</text:span></text:p>
          </draw:text-box>
        </draw:frame>
        <draw:line draw:style-name="gr6" draw:text-style-name="P1" draw:layer="layout" svg:x1="16.464cm" svg:y1="12.403cm" svg:x2="14.686cm" svg:y2="12.403cm">
          <text:p/>
        </draw:line>
        <draw:custom-shape draw:style-name="gr26" draw:text-style-name="P1" draw:layer="layout" svg:width="4.507cm" svg:height="1.651cm" svg:x="16.083cm" svg:y="13.64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5" draw:layer="layout" svg:width="3.683cm" svg:height="1.139cm" svg:x="16.437cm" svg:y="14.222cm">
          <draw:text-box>
            <text:p text:style-name="P5"><text:span text:style-name="T1">Boolean Argumen</text:span><text:span text:style-name="T2">t</text:span></text:p>
          </draw:text-box>
        </draw:frame>
        <draw:line draw:style-name="gr6" draw:text-style-name="P1" draw:layer="layout" svg:x1="16.464cm" svg:y1="14.403cm" svg:x2="14.589cm" svg:y2="12.811cm">
          <text:p/>
        </draw:line>
        <draw:line draw:style-name="gr31" draw:text-style-name="P1" draw:layer="layout" svg:x1="12.43cm" svg:y1="13.7cm" svg:x2="12.43cm" svg:y2="15.224cm">
          <text:p/>
        </draw:line>
        <draw:custom-shape draw:style-name="gr32" draw:text-style-name="P1" draw:layer="layout" svg:width="4.191cm" svg:height="1.707cm" svg:x="10.352cm" svg:y="18.58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3" draw:text-style-name="P3" draw:layer="layout" svg:width="3.556cm" svg:height="1.647cm" svg:x="10.806cm" svg:y="19.113cm">
          <draw:text-box>
            <text:p text:style-name="P3"><text:span text:style-name="T1">Method Accessor</text:span></text:p>
          </draw:text-box>
        </draw:frame>
        <draw:custom-shape draw:style-name="gr32" draw:text-style-name="P1" draw:layer="layout" svg:width="4.191cm" svg:height="1.707cm" svg:x="10.351cm" svg:y="21.584cm">
          <text:p/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frame draw:style-name="gr33" draw:text-style-name="P3" draw:layer="layout" svg:width="3.556cm" svg:height="1.647cm" svg:x="10.805cm" svg:y="22.111cm">
          <draw:text-box>
            <text:p text:style-name="P3"><text:span text:style-name="T1">Method Mutator</text:span></text:p>
          </draw:text-box>
        </draw:frame>
        <draw:line draw:style-name="gr31" draw:text-style-name="P1" draw:layer="layout" svg:x1="12.38cm" svg:y1="20.299cm" svg:x2="12.38cm" svg:y2="21.634cm">
          <text:p/>
        </draw:line>
        <draw:custom-shape draw:style-name="gr26" draw:text-style-name="P1" draw:layer="layout" svg:width="4.507cm" svg:height="1.651cm" svg:x="16.083cm" svg:y="21.63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3" draw:layer="layout" svg:width="3.683cm" svg:height="1.139cm" svg:x="16.437cm" svg:y="22.22cm">
          <draw:text-box>
            <text:p text:style-name="P3"><text:span text:style-name="T1">Boolean Argument</text:span></text:p>
          </draw:text-box>
        </draw:frame>
        <draw:line draw:style-name="gr6" draw:text-style-name="P1" draw:layer="layout" svg:x1="16.464cm" svg:y1="22.401cm" svg:x2="14.686cm" svg:y2="22.401cm">
          <text:p/>
        </draw:line>
        <draw:custom-shape draw:style-name="gr32" draw:text-style-name="P1" draw:layer="layout" svg:width="4.191cm" svg:height="1.778cm" svg:x="10.398cm" svg:y="15.19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4" draw:text-style-name="P3" draw:layer="layout" svg:width="3.429cm" svg:height="1.266cm" svg:x="11.033cm" svg:y="15.802cm">
          <draw:text-box>
            <text:p text:style-name="P3"><text:span text:style-name="T1">Local Variables</text:span></text:p>
          </draw:text-box>
        </draw:frame>
        <draw:line draw:style-name="gr31" draw:text-style-name="P1" draw:layer="layout" svg:x1="12.38cm" svg:y1="16.933cm" svg:x2="12.38cm" svg:y2="18.526cm">
          <text:p/>
        </draw:line>
        <draw:line draw:style-name="gr31" draw:text-style-name="P1" draw:layer="layout" svg:x1="12.33cm" svg:y1="23.352cm" svg:x2="12.33cm" svg:y2="25.384cm">
          <text:p/>
        </draw:line>
        <draw:frame draw:style-name="gr35" draw:text-style-name="P8" draw:layer="layout" svg:width="4.064cm" svg:height="1.012cm" svg:x="10.779cm" svg:y="25.892cm">
          <draw:text-box>
            <text:p text:style-name="P8"><text:span text:style-name="T7">See next page</text:span></text:p>
          </draw:text-box>
        </draw:frame>
        <draw:line draw:style-name="gr28" draw:text-style-name="P1" draw:layer="layout" svg:x1="9.509cm" svg:y1="15.4cm" svg:x2="1cm" svg:y2="15.4cm">
          <text:p/>
        </draw:line>
        <draw:line draw:style-name="gr31" draw:text-style-name="P1" draw:layer="layout" svg:x1="4.937cm" svg:y1="6.334cm" svg:x2="4.937cm" svg:y2="7.096cm">
          <text:p/>
        </draw:line>
        <draw:custom-shape draw:style-name="gr36" draw:text-style-name="P1" draw:layer="layout" svg:width="5.08cm" svg:height="1.778cm" svg:x="2.624cm" svg:y="4.508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7" draw:text-style-name="P12" draw:layer="layout" svg:width="3.556cm" svg:height="1.647cm" svg:x="3.286cm" svg:y="4.635cm">
          <draw:text-box>
            <text:p text:style-name="P12"><text:span text:style-name="T1">Function</text:span><text:span text:style-name="T2"> </text:span></text:p>
            <text:p text:style-name="P12"><text:span text:style-name="T2"/></text:p>
            <text:p text:style-name="P12"><text:span text:style-name="T2">Conversion JSON</text:span></text:p>
          </draw:text-box>
        </draw:frame>
        <draw:custom-shape draw:style-name="gr36" draw:text-style-name="P1" draw:layer="layout" svg:width="4.953cm" svg:height="1.778cm" svg:x="2.651cm" svg:y="1.76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8" draw:text-style-name="P12" draw:layer="layout" svg:width="3.556cm" svg:height="2.028cm" svg:x="3.413cm" svg:y="1.962cm">
          <draw:text-box>
            <text:p text:style-name="P12"><text:span text:style-name="T1">Function</text:span></text:p>
            <text:p text:style-name="P12"><text:span text:style-name="T2"/></text:p>
            <text:p text:style-name="P12"><text:span text:style-name="T2">String Mix</text:span></text:p>
          </draw:text-box>
        </draw:frame>
      </draw:page>
      <draw:page draw:name="page3" draw:style-name="dp1" draw:master-page-name="Default">
        <draw:line draw:style-name="gr31" draw:text-style-name="P1" draw:layer="layout" svg:x1="8.825cm" svg:y1="0.492cm" svg:x2="8.825cm" svg:y2="1.889cm">
          <text:p/>
        </draw:line>
        <draw:custom-shape draw:style-name="gr32" draw:text-style-name="P1" draw:layer="layout" svg:width="4.445cm" svg:height="1.651cm" svg:x="6.48cm" svg:y="1.9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9" draw:text-style-name="P3" draw:layer="layout" svg:width="3.937cm" svg:height="1.52cm" svg:x="7.593cm" svg:y="2.475cm">
          <draw:text-box>
            <text:p text:style-name="P3"><text:span text:style-name="T1">For Loop</text:span></text:p>
          </draw:text-box>
        </draw:frame>
        <draw:line draw:style-name="gr31" draw:text-style-name="P1" draw:layer="layout" svg:x1="6.439cm" svg:y1="2.81cm" svg:x2="4.28cm" svg:y2="2.81cm">
          <text:p/>
        </draw:line>
        <draw:frame draw:style-name="gr40" draw:text-style-name="P5" draw:layer="layout" svg:width="1.651cm" svg:height="0.645cm" svg:x="4.534cm" svg:y="1.54cm">
          <draw:text-box>
            <text:p text:style-name="P5"><text:span text:style-name="T2">false</text:span></text:p>
          </draw:text-box>
        </draw:frame>
        <draw:line draw:style-name="gr31" draw:text-style-name="P1" draw:layer="layout" svg:x1="10.884cm" svg:y1="2.81cm" svg:x2="12.916cm" svg:y2="2.81cm">
          <text:p/>
        </draw:line>
        <draw:frame draw:style-name="gr41" draw:text-style-name="P5" draw:layer="layout" svg:width="1.524cm" svg:height="0.758cm" svg:x="11.338cm" svg:y="1.721cm">
          <draw:text-box>
            <text:p text:style-name="P5"><text:span text:style-name="T2">true</text:span></text:p>
          </draw:text-box>
        </draw:frame>
        <draw:custom-shape draw:style-name="gr32" draw:text-style-name="P1" xml:id="id11" draw:id="id11" draw:layer="layout" svg:width="4.318cm" svg:height="1.524cm" svg:x="1.443cm" svg:y="7.7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2" xml:id="id5" draw:id="id5" draw:layer="layout" svg:width="3.937cm" svg:height="1.393cm" svg:x="1.77cm" svg:y="7.929cm">
          <draw:text-box>
            <text:p text:style-name="P2"><text:span text:style-name="T1">For </text:span></text:p>
            <text:p text:style-name="P2"><text:span text:style-name="T1">Nested Loop</text:span></text:p>
          </draw:text-box>
        </draw:frame>
        <draw:connector draw:style-name="gr43" draw:text-style-name="P1" draw:layer="layout" svg:x1="5.707cm" svg:y1="8.625cm" svg:x2="9.587cm" svg:y2="12.867cm" draw:start-shape="id5" draw:start-glue-point="1" draw:end-shape="id6" draw:end-glue-point="8" svg:d="m5707 8625h1272v4743h2608v-501">
          <text:p/>
        </draw:connector>
        <draw:line draw:style-name="gr31" draw:text-style-name="P1" draw:layer="layout" svg:x1="3.575cm" svg:y1="9.299cm" svg:x2="3.575cm" svg:y2="10.95cm">
          <text:p/>
        </draw:line>
        <draw:custom-shape draw:style-name="gr32" draw:text-style-name="P1" draw:layer="layout" svg:width="3.429cm" svg:height="1.397cm" svg:x="1.924cm" svg:y="10.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3" draw:layer="layout" svg:width="2.921cm" svg:height="1.393cm" svg:x="2.905cm" svg:y="11.277cm">
          <draw:text-box>
            <text:p text:style-name="P3"><text:span text:style-name="T1">Math</text:span></text:p>
          </draw:text-box>
        </draw:frame>
        <draw:line draw:style-name="gr31" draw:text-style-name="P1" draw:layer="layout" svg:x1="3.502cm" svg:y1="12.347cm" svg:x2="3.502cm" svg:y2="14.125cm">
          <text:p/>
        </draw:line>
        <draw:frame draw:style-name="gr35" draw:text-style-name="P5" draw:layer="layout" svg:width="2.286cm" svg:height="1.012cm" svg:x="3.702cm" svg:y="9.807cm">
          <draw:text-box>
            <text:p text:style-name="P5"><text:span text:style-name="T2">true</text:span></text:p>
          </draw:text-box>
        </draw:frame>
        <draw:custom-shape draw:style-name="gr32" draw:text-style-name="P1" xml:id="id7" draw:id="id7" draw:layer="layout" svg:width="3.81cm" svg:height="1.27cm" svg:x="1.605cm" svg:y="14.152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3" draw:layer="layout" svg:width="2.54cm" svg:height="1.139cm" svg:x="2.732cm" svg:y="14.479cm">
          <draw:text-box>
            <text:p text:style-name="P3"><text:span text:style-name="T1">Output</text:span></text:p>
          </draw:text-box>
        </draw:frame>
        <draw:connector draw:style-name="gr45" draw:text-style-name="P1" draw:layer="layout" svg:x1="1.605cm" svg:y1="14.787cm" svg:x2="3.594cm" svg:y2="7.089cm" draw:start-shape="id7" draw:start-glue-point="5" svg:d="m1605 14787h-501v-7698h2490">
          <text:p/>
        </draw:connector>
        <draw:custom-shape draw:style-name="gr36" draw:text-style-name="P1" xml:id="id6" draw:id="id6" draw:layer="layout" svg:width="2.667cm" svg:height="2.667cm" svg:x="8.253cm" svg:y="10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5" draw:layer="layout" svg:width="1.27cm" svg:height="0.758cm" svg:x="5.837cm" svg:y="8.059cm">
          <draw:text-box>
            <text:p text:style-name="P5"><text:span text:style-name="T2">false</text:span></text:p>
          </draw:text-box>
        </draw:frame>
        <draw:custom-shape draw:style-name="gr36" draw:text-style-name="P1" draw:layer="layout" svg:width="2.921cm" svg:height="2.921cm" svg:x="1.259cm" svg:y="1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413cm" svg:height="1.139cm" svg:x="2.086cm" svg:y="2.402cm">
          <draw:text-box>
            <text:p text:style-name="P3"><text:span text:style-name="T1">Back</text:span></text:p>
          </draw:text-box>
        </draw:frame>
        <draw:custom-shape draw:style-name="gr36" draw:text-style-name="P1" xml:id="id8" draw:id="id8" draw:layer="layout" svg:width="4.064cm" svg:height="1.651cm" svg:x="12.997cm" svg:y="2.02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3" draw:layer="layout" svg:width="3.175cm" svg:height="1.52cm" svg:x="14.278cm" svg:y="2.502cm">
          <draw:text-box>
            <text:p text:style-name="P3"><text:span text:style-name="T1">Output</text:span></text:p>
          </draw:text-box>
        </draw:frame>
        <draw:connector draw:style-name="gr45" draw:text-style-name="P1" draw:layer="layout" svg:x1="15.029cm" svg:y1="3.672cm" svg:x2="14.143cm" svg:y2="4.772cm" draw:start-shape="id8" draw:start-glue-point="6" draw:end-shape="id9" draw:end-glue-point="4" svg:d="m15029 3672v550h-886v550">
          <text:p/>
        </draw:connector>
        <draw:frame draw:style-name="gr47" draw:text-style-name="P3" draw:layer="layout" svg:width="2.413cm" svg:height="1.139cm" svg:x="8.919cm" svg:y="11.305cm">
          <draw:text-box>
            <text:p text:style-name="P3"><text:span text:style-name="T1">Back</text:span></text:p>
          </draw:text-box>
        </draw:frame>
        <draw:frame draw:style-name="gr18" draw:text-style-name="P7" draw:layer="layout" svg:width="4.477cm" svg:height="0.885cm" svg:x="16.415cm" svg:y="0.267cm">
          <draw:text-box>
            <text:p text:style-name="P6"><text:span text:style-name="T6">Page 3</text:span></text:p>
          </draw:text-box>
        </draw:frame>
        <draw:line draw:style-name="gr49" draw:text-style-name="P1" draw:layer="layout" svg:x1="-0.27cm" svg:y1="16.494cm" svg:x2="21.59cm" svg:y2="16.494cm">
          <text:p/>
        </draw:line>
        <draw:custom-shape draw:style-name="gr26" draw:text-style-name="P1" draw:layer="layout" svg:width="4.445cm" svg:height="1.651cm" svg:x="1.039cm" svg:y="17.802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1" draw:layer="layout" svg:width="4.191cm" svg:height="0.885cm" svg:x="1.693cm" svg:y="18.222cm">
          <draw:text-box>
            <text:p text:style-name="P11"><text:span text:style-name="T9">Function Object</text:span></text:p>
          </draw:text-box>
        </draw:frame>
        <draw:custom-shape draw:style-name="gr36" draw:text-style-name="P1" draw:layer="layout" svg:width="4.064cm" svg:height="1.397cm" svg:x="5.951cm" svg:y="17.90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1" draw:text-style-name="P1" draw:layer="layout" svg:x1="6.207cm" svg:y1="18.664cm" svg:x2="5.557cm" svg:y2="18.664cm">
          <text:p/>
        </draw:line>
        <draw:frame draw:style-name="gr50" draw:text-style-name="P3" draw:layer="layout" svg:width="3.048cm" svg:height="1.266cm" svg:x="6.613cm" svg:y="18.283cm">
          <draw:text-box>
            <text:p text:style-name="P3"><text:span text:style-name="T1">Obj. Argument</text:span></text:p>
          </draw:text-box>
        </draw:frame>
        <draw:line draw:style-name="gr31" draw:text-style-name="P1" draw:layer="layout" svg:x1="3.271cm" svg:y1="19.326cm" svg:x2="3.271cm" svg:y2="21.104cm">
          <text:p/>
        </draw:line>
        <draw:custom-shape draw:style-name="gr36" draw:text-style-name="P1" draw:layer="layout" svg:width="4.318cm" svg:height="1.524cm" svg:x="1.058cm" svg:y="21.23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3" draw:layer="layout" svg:width="2.921cm" svg:height="1.52cm" svg:x="2.501cm" svg:y="21.658cm">
          <draw:text-box>
            <text:p text:style-name="P3"><text:span text:style-name="T1">Output</text:span></text:p>
          </draw:text-box>
        </draw:frame>
        <draw:line draw:style-name="gr31" draw:text-style-name="P1" draw:layer="layout" svg:x1="3.271cm" svg:y1="22.755cm" svg:x2="3.271cm" svg:y2="24.406cm">
          <text:p/>
        </draw:line>
        <draw:custom-shape draw:style-name="gr36" draw:text-style-name="P1" draw:layer="layout" svg:width="3.81cm" svg:height="1.143cm" svg:x="1.393cm" svg:y="24.5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1.647cm" svg:y="24.714cm">
          <draw:text-box>
            <text:p text:style-name="P2"><text:span text:style-name="T1">Return Copy </text:span></text:p>
            <text:p text:style-name="P2"><text:span text:style-name="T1">Obj.</text:span></text:p>
          </draw:text-box>
        </draw:frame>
        <draw:custom-shape draw:style-name="gr36" draw:text-style-name="P1" xml:id="id9" draw:id="id9" draw:layer="layout" svg:width="3.302cm" svg:height="3.302cm" svg:x="12.492cm" svg:y="4.77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1" draw:text-style-name="P1" draw:layer="layout" svg:x1="12.465cm" svg:y1="6.423cm" svg:x2="10.757cm" svg:y2="6.423cm">
          <text:p/>
        </draw:line>
        <draw:custom-shape draw:style-name="gr36" draw:text-style-name="P1" draw:layer="layout" svg:width="3.175cm" svg:height="1.27cm" svg:x="7.528cm" svg:y="5.7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xml:id="id10" draw:id="id10" draw:layer="layout" svg:width="3.048cm" svg:height="1.139cm" svg:x="7.598cm" svg:y="5.885cm">
          <draw:text-box>
            <text:p text:style-name="P2"><text:span text:style-name="T1">Return </text:span></text:p>
            <text:p text:style-name="P2"><text:span text:style-name="T1">Boolean</text:span></text:p>
          </draw:text-box>
        </draw:frame>
        <draw:connector draw:style-name="gr45" draw:text-style-name="P1" draw:layer="layout" svg:x1="7.598cm" svg:y1="6.454cm" svg:x2="3.602cm" svg:y2="7.702cm" draw:start-shape="id10" draw:start-glue-point="3" draw:end-shape="id11" draw:end-glue-point="4" svg:d="m7598 6454h-3996v1248">
          <text:p/>
        </draw:connector>
        <draw:frame draw:style-name="gr48" draw:text-style-name="P3" draw:layer="layout" svg:width="3.048cm" svg:height="1.52cm" svg:x="12.97cm" svg:y="6.126cm">
          <draw:text-box>
            <text:p text:style-name="P3"><text:span text:style-name="T1">Conditional</text:span></text:p>
          </draw:text-box>
        </draw:frame>
        <draw:frame draw:style-name="gr52" draw:text-style-name="P5" draw:layer="layout" svg:width="2.159cm" svg:height="0.885cm" svg:x="11.103cm" svg:y="5.756cm">
          <draw:text-box>
            <text:p text:style-name="P5"><text:span text:style-name="T2">false</text:span></text:p>
          </draw:text-box>
        </draw:frame>
        <draw:line draw:style-name="gr53" draw:text-style-name="P1" draw:layer="layout" svg:x1="15.764cm" svg:y1="6.461cm" svg:x2="16.853cm" svg:y2="6.461cm">
          <text:p/>
        </draw:line>
        <draw:line draw:style-name="gr31" draw:text-style-name="P1" draw:layer="layout" svg:x1="16.854cm" svg:y1="6.427cm" svg:x2="16.854cm" svg:y2="7.697cm">
          <text:p/>
        </draw:line>
        <draw:custom-shape draw:style-name="gr36" draw:text-style-name="P1" draw:layer="layout" svg:width="3.683cm" svg:height="1.397cm" svg:x="15.016cm" svg:y="7.79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2" draw:text-style-name="P2" draw:layer="layout" svg:width="2.667cm" svg:height="1.039cm" svg:x="15.651cm" svg:y="8.001cm">
          <draw:text-box>
            <text:p text:style-name="P2"><text:span text:style-name="T1">Return Number</text:span></text:p>
          </draw:text-box>
        </draw:frame>
        <draw:frame draw:style-name="gr50" draw:text-style-name="P5" draw:layer="layout" svg:width="1.683cm" svg:height="1.266cm" svg:x="16.807cm" svg:y="6.842cm">
          <draw:text-box>
            <text:p text:style-name="P5"><text:span text:style-name="T2">true</text:span></text:p>
          </draw:text-box>
        </draw:frame>
        <draw:line draw:style-name="gr49" draw:text-style-name="P1" draw:layer="layout" svg:x1="10.425cm" svg:y1="16.494cm" svg:x2="10.425cm" svg:y2="27.94cm">
          <text:p/>
        </draw:line>
        <draw:custom-shape draw:style-name="gr26" draw:text-style-name="P1" draw:layer="layout" svg:width="4.445cm" svg:height="1.651cm" svg:x="11.239cm" svg:y="17.813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3" draw:layer="layout" svg:width="4.191cm" svg:height="1.039cm" svg:x="11.393cm" svg:y="18.133cm">
          <draw:text-box>
            <text:p text:style-name="P13"><text:span text:style-name="T9">Function Conversion</text:span></text:p>
            <text:p text:style-name="P13"><text:span text:style-name="T9">JSON</text:span></text:p>
          </draw:text-box>
        </draw:frame>
        <draw:custom-shape draw:style-name="gr36" draw:text-style-name="P1" draw:layer="layout" svg:width="4.064cm" svg:height="1.397cm" svg:x="16.15cm" svg:y="17.90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3" draw:layer="layout" svg:width="3.492cm" svg:height="1.266cm" svg:x="16.712cm" svg:y="18.282cm">
          <draw:text-box>
            <text:p text:style-name="P3"><text:span text:style-name="T1">Array Argument</text:span></text:p>
          </draw:text-box>
        </draw:frame>
        <draw:line draw:style-name="gr31" draw:text-style-name="P1" draw:layer="layout" svg:x1="16.407cm" svg:y1="18.614cm" svg:x2="15.757cm" svg:y2="18.614cm">
          <text:p/>
        </draw:line>
        <draw:line draw:style-name="gr31" draw:text-style-name="P1" draw:layer="layout" svg:x1="13.446cm" svg:y1="19.415cm" svg:x2="13.446cm" svg:y2="20.431cm">
          <text:p/>
        </draw:line>
        <draw:custom-shape draw:style-name="gr36" draw:text-style-name="P1" draw:layer="layout" svg:width="4.445cm" svg:height="1.27cm" svg:x="11.314cm" svg:y="20.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5" draw:layer="layout" svg:width="4.191cm" svg:height="1.266cm" svg:x="11.568cm" svg:y="20.874cm">
          <draw:text-box>
            <text:p text:style-name="P5"><text:span text:style-name="T1">Process:</text:span><text:span text:style-name="T2"> .stringify()</text:span></text:p>
          </draw:text-box>
        </draw:frame>
        <draw:line draw:style-name="gr31" draw:text-style-name="P1" draw:layer="layout" svg:x1="13.473cm" svg:y1="21.936cm" svg:x2="13.473cm" svg:y2="22.787cm">
          <text:p/>
        </draw:line>
        <draw:custom-shape draw:style-name="gr36" draw:text-style-name="P1" draw:layer="layout" svg:width="4.445cm" svg:height="1.143cm" svg:x="11.414cm" svg:y="22.7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3" draw:layer="layout" svg:width="4.064cm" svg:height="1.139cm" svg:x="12.268cm" svg:y="23.014cm">
          <draw:text-box>
            <text:p text:style-name="P3"><text:span text:style-name="T1">Return String</text:span></text:p>
          </draw:text-box>
        </draw:frame>
        <draw:line draw:style-name="gr31" draw:text-style-name="P1" draw:layer="layout" svg:x1="13.5cm" svg:y1="23.86cm" svg:x2="13.5cm" svg:y2="24.749cm">
          <text:p/>
        </draw:line>
        <draw:custom-shape draw:style-name="gr36" draw:text-style-name="P1" draw:layer="layout" svg:width="4.572cm" svg:height="1.397cm" svg:x="11.414cm" svg:y="24.74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11.668cm" svg:y="24.876cm">
          <draw:text-box>
            <text:p text:style-name="P2"><text:span text:style-name="T1">JSON</text:span></text:p>
            <text:p text:style-name="P2"><text:span text:style-name="T1">Store</text:span></text:p>
          </draw:text-box>
        </draw:frame>
      </draw:page>
      <draw:page draw:name="page4" draw:style-name="dp1" draw:master-page-name="Default">
        <draw:custom-shape draw:style-name="gr26" draw:text-style-name="P1" draw:layer="layout" svg:width="4.445cm" svg:height="1.651cm" svg:x="1.493cm" svg:y="1.616cm">
          <text:p/>
          <draw:enhanced-geometry svg:viewBox="0 0 21600 21600" draw:glue-points="10800 0 0 10800 10800 21600 21600 10800" draw:text-areas="?f4 ?f6 ?f5 ?f7" draw:extrusion="true" draw:extrusion-depth="0.254cm 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3" draw:layer="layout" svg:width="4.191cm" svg:height="1.039cm" svg:x="1.647cm" svg:y="1.936cm">
          <draw:text-box>
            <text:p text:style-name="P13"><text:span text:style-name="T9">Function</text:span></text:p>
            <text:p text:style-name="P13"><text:span text:style-name="T9">String Mix</text:span></text:p>
          </draw:text-box>
        </draw:frame>
        <draw:line draw:style-name="gr31" draw:text-style-name="P1" draw:layer="layout" svg:x1="3.679cm" svg:y1="3.394cm" svg:x2="3.679cm" svg:y2="5.299cm">
          <text:p/>
        </draw:line>
        <draw:custom-shape draw:style-name="gr36" draw:text-style-name="P1" draw:layer="layout" svg:width="4.318cm" svg:height="1.851cm" svg:x="1.52cm" svg:y="5.35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4" draw:text-style-name="P5" draw:layer="layout" svg:width="3.429cm" svg:height="1.433cm" svg:x="2.382cm" svg:y="5.753cm">
          <draw:text-box>
            <text:p text:style-name="P5"><text:span text:style-name="T2">String Variable 1</text:span></text:p>
            <text:p text:style-name="P5"><text:span text:style-name="T2">String Variable 2</text:span></text:p>
            <text:p text:style-name="P5"><text:span text:style-name="T2">String Variable 3</text:span></text:p>
          </draw:text-box>
        </draw:frame>
        <draw:line draw:style-name="gr31" draw:text-style-name="P1" draw:layer="layout" svg:x1="3.652cm" svg:y1="7.204cm" svg:x2="3.652cm" svg:y2="8.474cm">
          <text:p/>
        </draw:line>
        <draw:custom-shape draw:style-name="gr36" draw:text-style-name="P1" draw:layer="layout" svg:width="4.318cm" svg:height="1.27cm" svg:x="1.52cm" svg:y="8.55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3" draw:layer="layout" svg:width="3.556cm" svg:height="1.266cm" svg:x="2.374cm" svg:y="8.882cm">
          <draw:text-box>
            <text:p text:style-name="P3"><text:span text:style-name="T1">Return Array</text:span></text:p>
          </draw:text-box>
        </draw:frame>
        <draw:frame draw:style-name="gr18" draw:text-style-name="P7" draw:layer="layout" svg:width="4.477cm" svg:height="0.885cm" svg:x="16.416cm" svg:y="0.268cm">
          <draw:text-box>
            <text:p text:style-name="P6"><text:span text:style-name="T6">Page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2T09:43:54</meta:creation-date>
    <dc:date>2013-01-23T13:43:37</dc:date>
    <dc:creator>Nactus </dc:creator>
    <meta:editing-duration>PT10H27M21S</meta:editing-duration>
    <meta:editing-cycles>45</meta:editing-cycles>
    <meta:generator>LibreOffice/3.5$Linux_X86_64 LibreOffice_project/350m1$Build-2</meta:generator>
    <meta:document-statistic meta:object-count="190"/>
  </office:meta>
</office:document-meta>
</file>